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8.62541666666667cm"/>
    </style:style>
    <style:style style:name="co2" style:family="table-column">
      <style:table-column-properties fo:break-before="auto" style:column-width="2.29305555555556cm"/>
    </style:style>
    <style:style style:name="co3" style:family="table-column">
      <style:table-column-properties fo:break-before="auto" style:column-width="3.42194444444444cm"/>
    </style:style>
    <style:style style:name="co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Time elapsed was 382449ns or 0.000382449s</text:p>
          </table:table-cell>
          <table:table-cell office:value-type="float" office:value="382449" table:style-name="ce1">
            <text:p>382449</text:p>
          </table:table-cell>
          <table:table-cell office:value-type="float" office:value="3.8244899999999998E-4" table:style-name="ce1">
            <text:p>0.0003824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95797ns or 0.000695797s</text:p>
          </table:table-cell>
          <table:table-cell office:value-type="float" office:value="695797" table:style-name="ce1">
            <text:p>695797</text:p>
          </table:table-cell>
          <table:table-cell office:value-type="float" office:value="6.9579699999999995E-4" table:style-name="ce1">
            <text:p>0.0006957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453025ns or 0.000453025s</text:p>
          </table:table-cell>
          <table:table-cell office:value-type="float" office:value="453025" table:style-name="ce1">
            <text:p>453025</text:p>
          </table:table-cell>
          <table:table-cell office:value-type="float" office:value="4.5302500000000002E-4" table:style-name="ce1">
            <text:p>0.0004530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41732ns or 0.000241732s</text:p>
          </table:table-cell>
          <table:table-cell office:value-type="float" office:value="241732" table:style-name="ce1">
            <text:p>241732</text:p>
          </table:table-cell>
          <table:table-cell office:value-type="float" office:value="2.4173200000000001E-4" table:style-name="ce1">
            <text:p>0.0002417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410358ns or 0.000410358s</text:p>
          </table:table-cell>
          <table:table-cell office:value-type="float" office:value="410358" table:style-name="ce1">
            <text:p>410358</text:p>
          </table:table-cell>
          <table:table-cell office:value-type="float" office:value="4.1035799999999999E-4" table:style-name="ce1">
            <text:p>0.0004103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35912ns or 0.000635912s</text:p>
          </table:table-cell>
          <table:table-cell office:value-type="float" office:value="635912" table:style-name="ce1">
            <text:p>635912</text:p>
          </table:table-cell>
          <table:table-cell office:value-type="float" office:value="6.3591199999999998E-4" table:style-name="ce1">
            <text:p>0.0006359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716355ns or 0.000716355s</text:p>
          </table:table-cell>
          <table:table-cell office:value-type="float" office:value="716355" table:style-name="ce1">
            <text:p>716355</text:p>
          </table:table-cell>
          <table:table-cell office:value-type="float" office:value="7.1635500000000001E-4" table:style-name="ce1">
            <text:p>0.0007163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71004ns or 0.000571004s</text:p>
          </table:table-cell>
          <table:table-cell office:value-type="float" office:value="571004" table:style-name="ce1">
            <text:p>571004</text:p>
          </table:table-cell>
          <table:table-cell office:value-type="float" office:value="5.7100399999999996E-4" table:style-name="ce1">
            <text:p>0.0005710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166506ns or 0.000166506s</text:p>
          </table:table-cell>
          <table:table-cell office:value-type="float" office:value="166506" table:style-name="ce1">
            <text:p>166506</text:p>
          </table:table-cell>
          <table:table-cell office:value-type="float" office:value="1.6650599999999999E-4" table:style-name="ce1">
            <text:p>0.0001665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19891ns or 0.000619891s</text:p>
          </table:table-cell>
          <table:table-cell office:value-type="float" office:value="619891" table:style-name="ce1">
            <text:p>619891</text:p>
          </table:table-cell>
          <table:table-cell office:value-type="float" office:value="6.1989100000000002E-4" table:style-name="ce1">
            <text:p>0.0006198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RAGE:</text:p>
          </table:table-cell>
          <table:table-cell office:value-type="float" office:value="489302.9" table:formula="of:=AVERAGE([.B1:.B10])" table:style-name="ce1">
            <text:p>489302.9</text:p>
          </table:table-cell>
          <table:table-cell office:value-type="float" office:value="4.8930290000000003E-4" table:formula="of:=AVERAGE([.C1:.C10])" table:style-name="ce1">
            <text:p>0.000489303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avi</dc:creator>
    <meta:creation-date>2019-12-26T13:41:33Z</meta:creation-date>
    <dc:date>2019-12-26T13:49:00Z</dc:date>
    <meta:editing-cycles>1</meta:editing-cycles>
    <meta:editing-duration>PT373S</meta:editing-duration>
  </office:meta>
</office:document-meta>
</file>